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cm" draw:marker-start-width="0.245cm" draw:marker-end-width="0.245cm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Fine_20_Dashed" svg:stroke-width="0.03cm" draw:marker-start-width="0.245cm" draw:marker-end-width="0.245cm" draw:fill="none" draw:textarea-horizontal-align="left" draw:textarea-vertical-align="top" draw:auto-grow-height="false" fo:padding-top="0.165cm" fo:padding-bottom="0.165cm" fo:padding-left="0.215cm" fo:padding-right="0.215cm" draw:shadow="hidden"/>
    </style:style>
    <style:style style:name="gr3" style:family="graphic" style:parent-style-name="standard">
      <style:graphic-properties draw:stroke="dash" draw:stroke-dash="Fine_20_Dashed" svg:stroke-width="0.03cm" draw:marker-start-width="0.245cm" draw:marker-end-width="0.245cm" draw:fill="none" draw:textarea-horizontal-align="justify" draw:textarea-vertical-align="top" draw:auto-grow-height="false" fo:padding-top="0.165cm" fo:padding-bottom="0.165cm" fo:padding-left="0.215cm" fo:padding-right="0.215cm"/>
    </style:style>
    <style:style style:name="gr4" style:family="graphic" style:parent-style-name="standard">
      <style:graphic-properties svg:stroke-width="0.03cm" draw:marker-start-width="0.245cm" draw:marker-end-width="0.245cm" draw:fill="gradient" draw:fill-gradient-name="Eigener_20_Farbverlauf_20_Hellgrau" draw:textarea-horizontal-align="justify" draw:textarea-vertical-align="middle" draw:auto-grow-height="false" fo:padding-top="0.165cm" fo:padding-bottom="0.165cm" fo:padding-left="0.215cm" fo:padding-right="0.215cm" draw:shadow="visible"/>
    </style:style>
    <style:style style:name="gr5" style:family="graphic" style:parent-style-name="standard">
      <style:graphic-properties svg:stroke-width="0.03cm" draw:marker-start-width="0.245cm" draw:marker-end-width="0.245cm" draw:fill="gradient" draw:fill-gradient-name="Eigener_20_Farbverlauf_20_Hellgrau" draw:textarea-horizontal-align="justify" draw:textarea-vertical-align="middle" draw:auto-grow-height="false" fo:padding-top="0.165cm" fo:padding-bottom="0.165cm" fo:padding-left="0.215cm" fo:padding-right="0.215cm" draw:shadow="visible"/>
    </style:style>
    <style:style style:name="gr6" style:family="graphic" style:parent-style-name="objectwithoutfill">
      <style:graphic-properties svg:stroke-width="0.03cm" draw:marker-start="Linienspitzen_20_1" draw:marker-start-width="0.245cm" draw:marker-end="Linienspitzen_20_1" draw:marker-end-width="0.245cm" draw:fill="none" draw:textarea-vertical-align="middle" fo:padding-top="0.165cm" fo:padding-bottom="0.165cm" fo:padding-left="0.215cm" fo:padding-right="0.215cm"/>
    </style:style>
    <style:style style:name="gr7" style:family="graphic" style:parent-style-name="standard">
      <style:graphic-properties svg:stroke-width="0.03cm" draw:marker-start-width="0.245cm" draw:marker-end-width="0.245cm" draw:fill="solid" draw:fill-color="#ffffff" draw:textarea-horizontal-align="justify" draw:textarea-vertical-align="middle" draw:auto-grow-height="false" fo:padding-top="0.165cm" fo:padding-bottom="0.165cm" fo:padding-left="0.215cm" fo:padding-right="0.215cm" draw:shadow="visible"/>
    </style:style>
    <style:style style:name="gr8" style:family="graphic" style:parent-style-name="objectwithoutfill">
      <style:graphic-properties svg:stroke-width="0.03cm" draw:marker-start-width="0.245cm" draw:marker-end="Linienspitzen_20_1" draw:marker-end-width="0.245cm" draw:fill="none" draw:textarea-vertical-align="middle" fo:padding-top="0.165cm" fo:padding-bottom="0.165cm" fo:padding-left="0.215cm" fo:padding-right="0.215cm"/>
    </style:style>
    <style:style style:name="gr9" style:family="graphic" style:parent-style-name="standard">
      <style:graphic-properties svg:stroke-width="0.03cm" draw:marker-start-width="0.245cm" draw:marker-end-width="0.245cm" draw:fill="none" draw:fill-hatch-solid="false" draw:opacity="25%" draw:textarea-horizontal-align="justify" draw:textarea-vertical-align="middle" draw:auto-grow-height="false" fo:padding-top="0.165cm" fo:padding-bottom="0.165cm" fo:padding-left="0.215cm" fo:padding-right="0.215cm" draw:shadow="hidden" draw:shadow-opacity="25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style:text-underline-style="none"/>
    </style:style>
    <style:style style:name="P5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3" draw:id="id3" draw:layer="layout" svg:width="0.75cm" svg:height="0.75cm" svg:x="5.475cm" svg:y="0.29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125cm" svg:height="2.75cm" svg:x="0.1cm" svg:y="0.049cm">
          <text:p text:style-name="P2"><text:span text:style-name="T1">Discrete-time and hybrid-state</text:span></text:p>
          <text:p text:style-name="P2"><text:span text:style-name="T1">system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3.5cm" svg:height="1.75cm" svg:x="0.225cm" svg:y="0.924cm">
          <text:p text:style-name="P1"><text:span text:style-name="T2">Traffic system mod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.375cm" svg:height="1cm" svg:x="0.35cm" svg:y="1.54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1.375cm" svg:height="1cm" svg:x="2.225cm" svg:y="1.549cm">
          <text:p text:style-name="P1"><text:span text:style-name="T2">Context</text:span></text:p>
          <text:p text:style-name="P1"><text:span text:style-name="T2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1.375cm" svg:height="0.75cm" svg:x="4.725cm" svg:y="1.049cm">
          <text:p text:style-name="P1">Objective</text:p>
          <text:p text:style-name="P1">model</text:p>
          <draw:enhanced-geometry svg:viewBox="0 0 21600 21600" draw:type="rectangle" draw:enhanced-path="M 0 0 L 21600 0 21600 21600 0 21600 0 0 Z N"/>
        </draw:custom-shape>
        <draw:custom-shape draw:style-name="gr5" draw:text-style-name="P1" xml:id="id8" draw:id="id8" draw:layer="layout" svg:width="1.375cm" svg:height="0.75cm" svg:x="4.725cm" svg:y="1.924cm">
          <text:p text:style-name="P1">Equivalence</text:p>
          <text:p text:style-name="P1">mode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6" draw:id="id6" draw:layer="layout" svg:width="1.375cm" svg:height="0.75cm" svg:x="4.725cm" svg:y="0.174cm">
          <text:p text:style-name="P1">Constraint</text:p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.725cm" svg:y1="2.049cm" svg:x2="2.225cm" svg:y2="2.049cm" draw:start-shape="id1" draw:start-glue-point="1" draw:end-shape="id2" draw:end-glue-point="3" svg:d="M1725 2049h500" svg:viewBox="0 0 501 1">
          <text:p/>
        </draw:connector>
        <draw:custom-shape draw:style-name="gr7" draw:text-style-name="P1" xml:id="id4" draw:id="id4" draw:layer="layout" svg:width="1.375cm" svg:height="1cm" svg:x="6.725cm" svg:y="0.173cm">
          <text:p text:style-name="P1">Behavior</text:p>
          <text:p text:style-name="P1">estim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1" draw:layer="layout" draw:type="line" svg:x1="6.225cm" svg:y1="0.673cm" svg:x2="6.725cm" svg:y2="0.673cm" draw:start-shape="id3" draw:start-glue-point="1" draw:end-shape="id4" draw:end-glue-point="3" svg:d="M6225 673h500" svg:viewBox="0 0 501 1">
          <text:p/>
        </draw:connector>
        <draw:custom-shape draw:style-name="gr7" draw:text-style-name="P1" xml:id="id5" draw:id="id5" draw:layer="layout" svg:width="1.375cm" svg:height="1cm" svg:x="6.725cm" svg:y="1.673cm">
          <text:p text:style-name="P1">System</text:p>
          <text:p text:style-name="P1">behavior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8" draw:text-style-name="P1" draw:layer="layout" draw:type="line" svg:x1="7.412cm" svg:y1="1.173cm" svg:x2="7.412cm" svg:y2="1.673cm" draw:start-shape="id4" draw:start-glue-point="2" draw:end-shape="id5" draw:end-glue-point="0" svg:d="M7412 1173v500" svg:viewBox="0 0 1 501">
          <text:p/>
        </draw:connector>
        <draw:connector draw:style-name="gr8" draw:text-style-name="P1" draw:layer="layout" svg:x1="3.6cm" svg:y1="2.049cm" svg:x2="4.725cm" svg:y2="0.549cm" draw:start-shape="id2" draw:start-glue-point="1" draw:end-shape="id6" draw:end-glue-point="3" svg:d="M3600 2049h587v-1500h538" svg:viewBox="0 0 1126 1501">
          <text:p/>
        </draw:connector>
        <draw:connector draw:style-name="gr8" draw:text-style-name="P1" draw:layer="layout" svg:x1="3.6cm" svg:y1="2.049cm" svg:x2="4.725cm" svg:y2="1.424cm" draw:start-shape="id2" draw:start-glue-point="1" draw:end-shape="id7" draw:end-glue-point="3" svg:d="M3600 2049h587v-625h538" svg:viewBox="0 0 1126 626">
          <text:p/>
        </draw:connector>
        <draw:connector draw:style-name="gr8" draw:text-style-name="P1" draw:layer="layout" svg:x1="3.6cm" svg:y1="2.049cm" svg:x2="4.725cm" svg:y2="2.299cm" draw:start-shape="id2" draw:start-glue-point="1" draw:end-shape="id8" draw:end-glue-point="3" svg:d="M3600 2049h587v250h538" svg:viewBox="0 0 1126 251">
          <text:p/>
        </draw:connector>
        <draw:custom-shape draw:style-name="gr9" draw:text-style-name="P4" xml:id="id1" draw:id="id1" draw:layer="layout" svg:width="1.375cm" svg:height="1cm" svg:x="0.35cm" svg:y="1.549cm">
          <text:p text:style-name="P1"><text:span text:style-name="T3">Non-determ.</text:span></text:p>
          <text:p text:style-name="P1"><text:span text:style-name="T2">software</text:span></text:p>
          <text:p text:style-name="P1"><text:span text:style-name="T2">model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libri1" svg:font-family="Calibri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Eigener_20_Farbverlauf_20_Hellblau" draw:display-name="Eigener Farbverlauf Hellblau" draw:style="linear" draw:start-color="#ffffff" draw:end-color="#83caff" draw:start-intensity="100%" draw:end-intensity="100%" draw:angle="0" draw:border="0%"/>
    <draw:gradient draw:name="Eigener_20_Farbverlauf_20_Hellgrau" draw:display-name="Eigener Farbverlauf Hellgrau" draw:style="linear" draw:start-color="#ffffff" draw:end-color="#cccccc" draw:start-intensity="100%" draw:end-intensity="100%" draw:angle="0" draw:border="0%"/>
    <draw:gradient draw:name="Eigener_20_Farbverlauf_20_Hellgrün" draw:display-name="Eigener Farbverlauf Hellgrün" draw:style="linear" draw:start-color="#ffffff" draw:end-color="#aecf00" draw:start-intensity="100%" draw:end-intensity="100%" draw:angle="0" draw:border="0%"/>
    <draw:gradient draw:name="Eigener_20_Farbverlauf_20_Hellorange" draw:display-name="Eigener Farbverlauf Hellorange" draw:style="linear" draw:start-color="#ffffff" draw:end-color="#ffd320" draw:start-intensity="100%" draw:end-intensity="100%" draw:angle="0" draw:border="0%"/>
    <draw:gradient draw:name="Eigener_20_Farbverlauf_20_Mittelgrau" draw:display-name="Eigener Farbverlauf Mittelgrau" draw:style="linear" draw:start-color="#cccccc" draw:end-color="#808080" draw:start-intensity="100%" draw:end-intensity="100%" draw:angle="0" draw:border="0%"/>
    <draw:marker draw:name="Arrow" svg:viewBox="0 0 20 30" svg:d="M10 0l-10 30h20z"/>
    <draw:marker draw:name="Linienspitzen_20_1" draw:display-name="Linienspitzen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5cm" fo:padding-bottom="0.15cm" fo:padding-left="0.2cm" fo:padding-right="0.2cm" draw:shadow="hidden" draw:shadow-offset-x="0.05cm" draw:shadow-offset-y="0.05cm" draw:shadow-color="#000000" draw:shadow-opacity="2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Standard" style:font-family-generic="swiss" style:font-pitch="variable" fo:font-size="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49cm" fo:margin-bottom="0.049cm" fo:margin-left="0.1cm" fo:margin-right="0.1cm" fo:page-width="8.2cm" fo:page-height="2.8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6T09:52:34.101000000</meta:creation-date>
    <dc:date>2014-05-31T10:18:32.006000000</dc:date>
    <meta:editing-duration>PT1H6M56S</meta:editing-duration>
    <meta:editing-cycles>34</meta:editing-cycles>
    <meta:generator>LibreOffice/4.2.4.2$Windows_x86 LibreOffice_project/63150712c6d317d27ce2db16eb94c2f3d7b699f8</meta:generator>
    <meta:document-statistic meta:object-count="17"/>
  </office:meta>
</office:document-meta>
</file>